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476" calcext:value-type="float">
            <text:p><text:s text:c="3"/>15,476</text:p>
          </table:table-cell>
          <table:table-cell table:style-name="ce51" office:value-type="float" office:value="14891" calcext:value-type="float">
            <text:p><text:s text:c="3"/>14,891</text:p>
          </table:table-cell>
          <table:table-cell table:style-name="ce51" office:value-type="float" office:value="585" calcext:value-type="float">
            <text:p><text:s text:c="3"/>5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528" calcext:value-type="float">
            <text:p><text:s text:c="3"/>14,528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15286" calcext:value-type="float">
            <text:p><text:s text:c="3"/>15,286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84" office:value-type="float" office:value="152" calcext:value-type="float">
            <text:p><text:s text:c="3"/>15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007" calcext:value-type="float">
            <text:p><text:s text:c="3"/>8,007</text:p>
          </table:table-cell>
          <table:table-cell table:style-name="ce52" office:value-type="float" office:value="7709" calcext:value-type="float">
            <text:p><text:s text:c="3"/>7,709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7" calcext:value-type="float">
            <text:p><text:s text:c="3"/>7,51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7910" calcext:value-type="float">
            <text:p><text:s text:c="3"/>7,91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469" calcext:value-type="float">
            <text:p><text:s text:c="3"/>7,469</text:p>
          </table:table-cell>
          <table:table-cell table:style-name="ce52" office:value-type="float" office:value="7182" calcext:value-type="float">
            <text:p><text:s text:c="3"/>7,182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011" calcext:value-type="float">
            <text:p><text:s text:c="3"/>7,011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376" calcext:value-type="float">
            <text:p><text:s text:c="3"/>7,37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8866" calcext:value-type="float">
            <text:p><text:s text:c="3"/>18,866</text:p>
          </table:table-cell>
          <table:table-cell table:style-name="ce51" office:value-type="float" office:value="18167" calcext:value-type="float">
            <text:p><text:s text:c="3"/>18,167</text:p>
          </table:table-cell>
          <table:table-cell table:style-name="ce51" office:value-type="float" office:value="699" calcext:value-type="float">
            <text:p><text:s text:c="3"/>69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731" calcext:value-type="float">
            <text:p><text:s text:c="3"/>17,73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94" calcext:value-type="float">
            <text:p><text:s text:c="3"/>594</text:p>
          </table:table-cell>
          <table:table-cell table:style-name="ce51" office:value-type="float" office:value="18601" calcext:value-type="float">
            <text:p><text:s text:c="3"/>18,601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84" office:value-type="float" office:value="182" calcext:value-type="float">
            <text:p><text:s text:c="3"/>18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9812" calcext:value-type="float">
            <text:p><text:s text:c="3"/>9,812</text:p>
          </table:table-cell>
          <table:table-cell table:style-name="ce52" office:value-type="float" office:value="9450" calcext:value-type="float">
            <text:p><text:s text:c="3"/>9,450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218" calcext:value-type="float">
            <text:p><text:s text:c="3"/>9,2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9675" calcext:value-type="float">
            <text:p><text:s text:c="3"/>9,67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9054" calcext:value-type="float">
            <text:p><text:s text:c="3"/>9,054</text:p>
          </table:table-cell>
          <table:table-cell table:style-name="ce52" office:value-type="float" office:value="8717" calcext:value-type="float">
            <text:p><text:s text:c="3"/>8,717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513" calcext:value-type="float">
            <text:p><text:s text:c="3"/>8,513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8926" calcext:value-type="float">
            <text:p><text:s text:c="3"/>8,92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51" office:value-type="float" office:value="13734" calcext:value-type="float">
            <text:p><text:s text:c="3"/>13,734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364" calcext:value-type="float">
            <text:p><text:s text:c="3"/>13,36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14082" calcext:value-type="float">
            <text:p><text:s text:c="3"/>14,08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51" calcext:value-type="float">
            <text:p><text:s text:c="3"/>7,251</text:p>
          </table:table-cell>
          <table:table-cell table:style-name="ce52" office:value-type="float" office:value="7010" calcext:value-type="float">
            <text:p><text:s text:c="3"/>7,0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793" calcext:value-type="float">
            <text:p><text:s text:c="3"/>6,793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163" calcext:value-type="float">
            <text:p><text:s text:c="3"/>7,16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94" calcext:value-type="float">
            <text:p><text:s text:c="3"/>6,994</text:p>
          </table:table-cell>
          <table:table-cell table:style-name="ce52" office:value-type="float" office:value="6724" calcext:value-type="float">
            <text:p><text:s text:c="3"/>6,72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71" calcext:value-type="float">
            <text:p><text:s text:c="3"/>6,571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6919" calcext:value-type="float">
            <text:p><text:s text:c="3"/>6,9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2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30584" calcext:value-type="float">
            <text:p><text:s text:c="3"/>30,584</text:p>
          </table:table-cell>
          <table:table-cell table:style-name="ce49" office:value-type="float" office:value="29384" calcext:value-type="float">
            <text:p><text:s text:c="3"/>29,384</text:p>
          </table:table-cell>
          <table:table-cell table:style-name="ce49" office:value-type="float" office:value="1200" calcext:value-type="float">
            <text:p><text:s text:c="3"/>1,20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8633" calcext:value-type="float">
            <text:p><text:s text:c="3"/>28,633</text:p>
          </table:table-cell>
          <table:table-cell table:style-name="ce49" office:value-type="float" office:value="876" calcext:value-type="float">
            <text:p><text:s text:c="3"/>876</text:p>
          </table:table-cell>
          <table:table-cell table:style-name="ce49" office:value-type="float" office:value="1075" calcext:value-type="float">
            <text:p><text:s text:c="3"/>1,075</text:p>
          </table:table-cell>
          <table:table-cell table:style-name="ce49" office:value-type="float" office:value="30138" calcext:value-type="float">
            <text:p><text:s text:c="3"/>30,138</text:p>
          </table:table-cell>
          <table:table-cell table:style-name="ce49" office:value-type="float" office:value="137" calcext:value-type="float">
            <text:p><text:s text:c="3"/>137</text:p>
          </table:table-cell>
          <table:table-cell table:style-name="ce82" office:value-type="float" office:value="309" calcext:value-type="float">
            <text:p><text:s text:c="3"/>30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5802" calcext:value-type="float">
            <text:p><text:s text:c="3"/>15,802</text:p>
          </table:table-cell>
          <table:table-cell table:style-name="ce50" office:value-type="float" office:value="15200" calcext:value-type="float">
            <text:p><text:s text:c="3"/>15,200</text:p>
          </table:table-cell>
          <table:table-cell table:style-name="ce50" office:value-type="float" office:value="602" calcext:value-type="float">
            <text:p><text:s text:c="3"/>60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4805" calcext:value-type="float">
            <text:p><text:s text:c="3"/>14,805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 office:value-type="float" office:value="544" calcext:value-type="float">
            <text:p><text:s text:c="3"/>544</text:p>
          </table:table-cell>
          <table:table-cell table:style-name="ce50" office:value-type="float" office:value="15568" calcext:value-type="float">
            <text:p><text:s text:c="3"/>15,568</text:p>
          </table:table-cell>
          <table:table-cell table:style-name="ce50" office:value-type="float" office:value="73" calcext:value-type="float">
            <text:p><text:s text:c="3"/>73</text:p>
          </table:table-cell>
          <table:table-cell table:style-name="ce83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4782" calcext:value-type="float">
            <text:p><text:s text:c="3"/>14,782</text:p>
          </table:table-cell>
          <table:table-cell table:style-name="ce50" office:value-type="float" office:value="14184" calcext:value-type="float">
            <text:p><text:s text:c="3"/>14,184</text:p>
          </table:table-cell>
          <table:table-cell table:style-name="ce50" office:value-type="float" office:value="598" calcext:value-type="float">
            <text:p><text:s text:c="3"/>59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3828" calcext:value-type="float">
            <text:p><text:s text:c="3"/>13,828</text:p>
          </table:table-cell>
          <table:table-cell table:style-name="ce50" office:value-type="float" office:value="423" calcext:value-type="float">
            <text:p><text:s text:c="3"/>423</text:p>
          </table:table-cell>
          <table:table-cell table:style-name="ce50" office:value-type="float" office:value="531" calcext:value-type="float">
            <text:p><text:s text:c="3"/>531</text:p>
          </table:table-cell>
          <table:table-cell table:style-name="ce50" office:value-type="float" office:value="14570" calcext:value-type="float">
            <text:p><text:s text:c="3"/>14,570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148" calcext:value-type="float">
            <text:p><text:s text:c="3"/>14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12.9749289222021" calcext:value-type="float">
            <text:p><text:s text:c="3"/>－12.97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12.8869787119737" calcext:value-type="float">
            <text:p><text:s text:c="3"/>－12.89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15.2136752136752" calcext:value-type="float">
            <text:p><text:s text:c="3"/>－15.21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0" calcext:value-type="float">
            <text:p>－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13.023127753304" calcext:value-type="float">
            <text:p><text:s text:c="3"/>－13.02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23.3606557377049" calcext:value-type="float">
            <text:p><text:s text:c="3"/>－23.36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-0.434782608695652" calcext:value-type="float">
            <text:p><text:s text:c="3"/>－0.43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13.1950804657857" calcext:value-type="float">
            <text:p><text:s text:c="3"/>－13.20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36.8421052631579" calcext:value-type="float">
            <text:p>36.84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-3.28947368421053" calcext:value-type="float">
            <text:p><text:s text:c="3"/>－3.29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12.7888097914325" calcext:value-type="float">
            <text:p><text:s text:c="3"/>－12.79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12.6994422104034" calcext:value-type="float">
            <text:p><text:s text:c="3"/>－12.70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15.1006711409396" calcext:value-type="float">
            <text:p><text:s text:c="3"/>－15.10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2.930690435014" calcext:value-type="float">
            <text:p><text:s text:c="3"/>－12.93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9.8473282442748" calcext:value-type="float">
            <text:p><text:s text:c="3"/>－19.85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0" calcext:value-type="float">
            <text:p>－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3.1984829329962" calcext:value-type="float">
            <text:p><text:s text:c="3"/>－13.20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93.75" calcext:value-type="float">
            <text:p>93.75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13.1744544115678" calcext:value-type="float">
            <text:p><text:s text:c="3"/>－13.17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13.088276246171" calcext:value-type="float">
            <text:p><text:s text:c="3"/>－13.09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5.3310104529617" calcext:value-type="float">
            <text:p><text:s text:c="3"/>－15.33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13.1222364855228" calcext:value-type="float">
            <text:p><text:s text:c="3"/>－13.12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27.4336283185841" calcext:value-type="float">
            <text:p><text:s text:c="3"/>－27.43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-0.862068965517241" calcext:value-type="float">
            <text:p><text:s text:c="3"/>－0.86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13.191431670282" calcext:value-type="float">
            <text:p><text:s text:c="3"/>－13.19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4.54545454545455" calcext:value-type="float">
            <text:p><text:s text:c="3"/>－4.55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14.0845070422535" calcext:value-type="float">
            <text:p><text:s text:c="3"/>－14.08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21.3133909792007" calcext:value-type="float">
            <text:p><text:s text:c="3"/>－21.31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20.9602729709968" calcext:value-type="float">
            <text:p><text:s text:c="3"/>－20.96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29.5454545454545" calcext:value-type="float">
            <text:p><text:s text:c="3"/>－29.55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0" calcext:value-type="float">
            <text:p>－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21.0101894105145" calcext:value-type="float">
            <text:p><text:s text:c="3"/>－21.01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-25.4980079681275" calcext:value-type="float">
            <text:p><text:s text:c="3"/>－25.50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25.7698541329011" calcext:value-type="float">
            <text:p><text:s text:c="3"/>－25.77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21.3409212164325" calcext:value-type="float">
            <text:p><text:s text:c="3"/>－21.34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38.8235294117647" calcext:value-type="float">
            <text:p><text:s text:c="3"/>－38.82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9.25925925925926" calcext:value-type="float">
            <text:p><text:s text:c="3"/>－9.2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20.8186869259553" calcext:value-type="float">
            <text:p><text:s text:c="3"/>－20.82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20.543093270366" calcext:value-type="float">
            <text:p><text:s text:c="3"/>－20.54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27.5071633237822" calcext:value-type="float">
            <text:p><text:s text:c="3"/>－27.51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0" calcext:value-type="float">
            <text:p>－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20.7627118644068" calcext:value-type="float">
            <text:p><text:s text:c="3"/>－20.76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-13.5802469135802" calcext:value-type="float">
            <text:p><text:s text:c="3"/>－13.58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27.8481012658228" calcext:value-type="float">
            <text:p><text:s text:c="3"/>－27.85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21.0985980234429" calcext:value-type="float">
            <text:p><text:s text:c="3"/>－21.10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26.1904761904762" calcext:value-type="float">
            <text:p><text:s text:c="3"/>－26.19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14.6666666666667" calcext:value-type="float">
            <text:p>14.6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21.8392189948174" calcext:value-type="float">
            <text:p><text:s text:c="3"/>－21.84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21.4051876101738" calcext:value-type="float">
            <text:p><text:s text:c="3"/>－21.41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-31.5492957746479" calcext:value-type="float">
            <text:p><text:s text:c="3"/>－31.55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21.2743957606307" calcext:value-type="float">
            <text:p><text:s text:c="3"/>－21.27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-36.6795366795367" calcext:value-type="float">
            <text:p><text:s text:c="3"/>－36.68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23.5880398671096" calcext:value-type="float">
            <text:p><text:s text:c="3"/>－23.59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21.5991184033305" calcext:value-type="float">
            <text:p><text:s text:c="3"/>－21.60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-51.1627906976744" calcext:value-type="float">
            <text:p><text:s text:c="3"/>－51.16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29.8850574712644" calcext:value-type="float">
            <text:p><text:s text:c="3"/>－29.89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3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2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3468" calcext:value-type="float">
            <text:p><text:s text:c="3"/>13,468</text:p>
          </table:table-cell>
          <table:table-cell table:style-name="ce113" office:value-type="float" office:value="12972" calcext:value-type="float">
            <text:p><text:s text:c="3"/>12,972</text:p>
          </table:table-cell>
          <table:table-cell table:style-name="ce113" office:value-type="float" office:value="496" calcext:value-type="float">
            <text:p><text:s text:c="3"/>496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2636" calcext:value-type="float">
            <text:p><text:s text:c="3"/>12,636</text:p>
          </table:table-cell>
          <table:table-cell table:style-name="ce113" office:value-type="float" office:value="374" calcext:value-type="float">
            <text:p><text:s text:c="3"/>374</text:p>
          </table:table-cell>
          <table:table-cell table:style-name="ce113" office:value-type="float" office:value="458" calcext:value-type="float">
            <text:p><text:s text:c="3"/>458</text:p>
          </table:table-cell>
          <table:table-cell table:style-name="ce113" office:value-type="float" office:value="13269" calcext:value-type="float">
            <text:p><text:s text:c="3"/>13,269</text:p>
          </table:table-cell>
          <table:table-cell table:style-name="ce113" office:value-type="float" office:value="52" calcext:value-type="float">
            <text:p><text:s text:c="3"/>52</text:p>
          </table:table-cell>
          <table:table-cell table:style-name="ce127" office:value-type="float" office:value="147" calcext:value-type="float">
            <text:p><text:s text:c="3"/>14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983" calcext:value-type="float">
            <text:p><text:s text:c="3"/>6,983</text:p>
          </table:table-cell>
          <table:table-cell table:style-name="ce114" office:value-type="float" office:value="6730" calcext:value-type="float">
            <text:p><text:s text:c="3"/>6,730</text:p>
          </table:table-cell>
          <table:table-cell table:style-name="ce114" office:value-type="float" office:value="253" calcext:value-type="float">
            <text:p><text:s text:c="3"/>253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545" calcext:value-type="float">
            <text:p><text:s text:c="3"/>6,545</text:p>
          </table:table-cell>
          <table:table-cell table:style-name="ce114" office:value-type="float" office:value="210" calcext:value-type="float">
            <text:p><text:s text:c="3"/>210</text:p>
          </table:table-cell>
          <table:table-cell table:style-name="ce114" office:value-type="float" office:value="228" calcext:value-type="float">
            <text:p><text:s text:c="3"/>228</text:p>
          </table:table-cell>
          <table:table-cell table:style-name="ce114" office:value-type="float" office:value="6866" calcext:value-type="float">
            <text:p><text:s text:c="3"/>6,866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28" office:value-type="float" office:value="86" calcext:value-type="float">
            <text:p><text:s text:c="3"/>8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485" calcext:value-type="float">
            <text:p><text:s text:c="3"/>6,485</text:p>
          </table:table-cell>
          <table:table-cell table:style-name="ce114" office:value-type="float" office:value="6242" calcext:value-type="float">
            <text:p><text:s text:c="3"/>6,242</text:p>
          </table:table-cell>
          <table:table-cell table:style-name="ce114" office:value-type="float" office:value="243" calcext:value-type="float">
            <text:p><text:s text:c="3"/>243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091" calcext:value-type="float">
            <text:p><text:s text:c="3"/>6,091</text:p>
          </table:table-cell>
          <table:table-cell table:style-name="ce114" office:value-type="float" office:value="164" calcext:value-type="float">
            <text:p><text:s text:c="3"/>164</text:p>
          </table:table-cell>
          <table:table-cell table:style-name="ce114" office:value-type="float" office:value="230" calcext:value-type="float">
            <text:p><text:s text:c="3"/>230</text:p>
          </table:table-cell>
          <table:table-cell table:style-name="ce114" office:value-type="float" office:value="6403" calcext:value-type="float">
            <text:p><text:s text:c="3"/>6,403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29" office:value-type="float" office:value="61" calcext:value-type="float">
            <text:p><text:s text:c="3"/>6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075" calcext:value-type="float">
            <text:p><text:s text:c="3"/>2,075</text:p>
          </table:table-cell>
          <table:table-cell table:style-name="ce106" office:value-type="float" office:value="2001" calcext:value-type="float">
            <text:p><text:s text:c="3"/>2,001</text:p>
          </table:table-cell>
          <table:table-cell table:style-name="ce106" office:value-type="float" office:value="74" calcext:value-type="float">
            <text:p><text:s text:c="3"/>7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19" calcext:value-type="float">
            <text:p><text:s text:c="3"/>1,919</text:p>
          </table:table-cell>
          <table:table-cell table:style-name="ce106" office:value-type="float" office:value="75" calcext:value-type="float">
            <text:p><text:s text:c="3"/>75</text:p>
          </table:table-cell>
          <table:table-cell table:style-name="ce121" office:value-type="float" office:value="81" calcext:value-type="float">
            <text:p><text:s text:c="3"/>81</text:p>
          </table:table-cell>
          <table:table-cell table:style-name="ce113" office:value-type="float" office:value="2040" calcext:value-type="float">
            <text:p><text:s text:c="3"/>2,04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81" calcext:value-type="float">
            <text:p><text:s text:c="3"/>1,081</text:p>
          </table:table-cell>
          <table:table-cell table:style-name="ce107" office:value-type="float" office:value="1041" calcext:value-type="float">
            <text:p><text:s text:c="3"/>1,041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91" calcext:value-type="float">
            <text:p><text:s text:c="3"/>991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1059" calcext:value-type="float">
            <text:p><text:s text:c="3"/>1,05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94" calcext:value-type="float">
            <text:p><text:s text:c="3"/>994</text:p>
          </table:table-cell>
          <table:table-cell table:style-name="ce107" office:value-type="float" office:value="960" calcext:value-type="float">
            <text:p><text:s text:c="3"/>960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28" calcext:value-type="float">
            <text:p><text:s text:c="3"/>928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16" office:value-type="float" office:value="981" calcext:value-type="float">
            <text:p><text:s text:c="3"/>98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779" calcext:value-type="float">
            <text:p><text:s text:c="3"/>1,779</text:p>
          </table:table-cell>
          <table:table-cell table:style-name="ce106" office:value-type="float" office:value="1735" calcext:value-type="float">
            <text:p><text:s text:c="3"/>1,735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87" calcext:value-type="float">
            <text:p><text:s text:c="3"/>1,687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13" office:value-type="float" office:value="1742" calcext:value-type="float">
            <text:p><text:s text:c="3"/>1,742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10" calcext:value-type="float">
            <text:p><text:s text:c="3"/>910</text:p>
          </table:table-cell>
          <table:table-cell table:style-name="ce107" office:value-type="float" office:value="888" calcext:value-type="float">
            <text:p><text:s text:c="3"/>888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67" calcext:value-type="float">
            <text:p><text:s text:c="3"/>867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887" calcext:value-type="float">
            <text:p><text:s text:c="3"/>88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69" calcext:value-type="float">
            <text:p><text:s text:c="3"/>869</text:p>
          </table:table-cell>
          <table:table-cell table:style-name="ce107" office:value-type="float" office:value="847" calcext:value-type="float">
            <text:p><text:s text:c="3"/>847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20" calcext:value-type="float">
            <text:p><text:s text:c="3"/>820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style-name="ce116" office:value-type="float" office:value="855" calcext:value-type="float">
            <text:p><text:s text:c="3"/>85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561" calcext:value-type="float">
            <text:p><text:s text:c="3"/>1,561</text:p>
          </table:table-cell>
          <table:table-cell table:style-name="ce106" office:value-type="float" office:value="1511" calcext:value-type="float">
            <text:p><text:s text:c="3"/>1,511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57" calcext:value-type="float">
            <text:p><text:s text:c="3"/>1,457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style-name="ce121" office:value-type="float" office:value="62" calcext:value-type="float">
            <text:p><text:s text:c="3"/>62</text:p>
          </table:table-cell>
          <table:table-cell table:style-name="ce113" office:value-type="float" office:value="1546" calcext:value-type="float">
            <text:p><text:s text:c="3"/>1,546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96" calcext:value-type="float">
            <text:p><text:s text:c="3"/>796</text:p>
          </table:table-cell>
          <table:table-cell table:style-name="ce107" office:value-type="float" office:value="777" calcext:value-type="float">
            <text:p><text:s text:c="3"/>777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43" calcext:value-type="float">
            <text:p><text:s text:c="3"/>743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14" office:value-type="float" office:value="787" calcext:value-type="float">
            <text:p><text:s text:c="3"/>78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65" calcext:value-type="float">
            <text:p><text:s text:c="3"/>765</text:p>
          </table:table-cell>
          <table:table-cell table:style-name="ce107" office:value-type="float" office:value="734" calcext:value-type="float">
            <text:p><text:s text:c="3"/>734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14" calcext:value-type="float">
            <text:p><text:s text:c="3"/>71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22" office:value-type="float" office:value="34" calcext:value-type="float">
            <text:p><text:s text:c="3"/>34</text:p>
          </table:table-cell>
          <table:table-cell table:style-name="ce116" office:value-type="float" office:value="759" calcext:value-type="float">
            <text:p><text:s text:c="3"/>75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687" calcext:value-type="float">
            <text:p><text:s text:c="3"/>1,687</text:p>
          </table:table-cell>
          <table:table-cell table:style-name="ce106" office:value-type="float" office:value="1614" calcext:value-type="float">
            <text:p><text:s text:c="3"/>1,614</text:p>
          </table:table-cell>
          <table:table-cell table:style-name="ce106" office:value-type="float" office:value="73" calcext:value-type="float">
            <text:p><text:s text:c="3"/>7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87" calcext:value-type="float">
            <text:p><text:s text:c="3"/>1,587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121" office:value-type="float" office:value="61" calcext:value-type="float">
            <text:p><text:s text:c="3"/>61</text:p>
          </table:table-cell>
          <table:table-cell table:style-name="ce113" office:value-type="float" office:value="1654" calcext:value-type="float">
            <text:p><text:s text:c="3"/>1,65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02" calcext:value-type="float">
            <text:p><text:s text:c="3"/>902</text:p>
          </table:table-cell>
          <table:table-cell table:style-name="ce107" office:value-type="float" office:value="865" calcext:value-type="float">
            <text:p><text:s text:c="3"/>865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52" calcext:value-type="float">
            <text:p><text:s text:c="3"/>852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14" office:value-type="float" office:value="882" calcext:value-type="float">
            <text:p><text:s text:c="3"/>88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85" calcext:value-type="float">
            <text:p><text:s text:c="3"/>785</text:p>
          </table:table-cell>
          <table:table-cell table:style-name="ce107" office:value-type="float" office:value="749" calcext:value-type="float">
            <text:p><text:s text:c="3"/>749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35" calcext:value-type="float">
            <text:p><text:s text:c="3"/>73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772" calcext:value-type="float">
            <text:p><text:s text:c="3"/>77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39" calcext:value-type="float">
            <text:p><text:s text:c="3"/>939</text:p>
          </table:table-cell>
          <table:table-cell table:style-name="ce106" office:value-type="float" office:value="904" calcext:value-type="float">
            <text:p><text:s text:c="3"/>904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88" calcext:value-type="float">
            <text:p><text:s text:c="3"/>888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113" office:value-type="float" office:value="927" calcext:value-type="float">
            <text:p><text:s text:c="3"/>92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90" calcext:value-type="float">
            <text:p><text:s text:c="3"/>490</text:p>
          </table:table-cell>
          <table:table-cell table:style-name="ce107" office:value-type="float" office:value="467" calcext:value-type="float">
            <text:p><text:s text:c="3"/>467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59" calcext:value-type="float">
            <text:p><text:s text:c="3"/>45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482" calcext:value-type="float">
            <text:p><text:s text:c="3"/>482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49" calcext:value-type="float">
            <text:p><text:s text:c="3"/>449</text:p>
          </table:table-cell>
          <table:table-cell table:style-name="ce107" office:value-type="float" office:value="437" calcext:value-type="float">
            <text:p><text:s text:c="3"/>43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29" calcext:value-type="float">
            <text:p><text:s text:c="3"/>42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16" office:value-type="float" office:value="445" calcext:value-type="float">
            <text:p><text:s text:c="3"/>44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24" calcext:value-type="float">
            <text:p><text:s text:c="3"/>1,524</text:p>
          </table:table-cell>
          <table:table-cell table:style-name="ce106" office:value-type="float" office:value="1474" calcext:value-type="float">
            <text:p><text:s text:c="3"/>1,474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39" calcext:value-type="float">
            <text:p><text:s text:c="3"/>1,439</text:p>
          </table:table-cell>
          <table:table-cell table:style-name="ce106" office:value-type="float" office:value="48" calcext:value-type="float">
            <text:p><text:s text:c="3"/>48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13" office:value-type="float" office:value="1501" calcext:value-type="float">
            <text:p><text:s text:c="3"/>1,50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79" calcext:value-type="float">
            <text:p><text:s text:c="3"/>779</text:p>
          </table:table-cell>
          <table:table-cell table:style-name="ce107" office:value-type="float" office:value="755" calcext:value-type="float">
            <text:p><text:s text:c="3"/>755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35" calcext:value-type="float">
            <text:p><text:s text:c="3"/>735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14" office:value-type="float" office:value="767" calcext:value-type="float">
            <text:p><text:s text:c="3"/>76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45" calcext:value-type="float">
            <text:p><text:s text:c="3"/>745</text:p>
          </table:table-cell>
          <table:table-cell table:style-name="ce107" office:value-type="float" office:value="719" calcext:value-type="float">
            <text:p><text:s text:c="3"/>719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04" calcext:value-type="float">
            <text:p><text:s text:c="3"/>70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16" office:value-type="float" office:value="734" calcext:value-type="float">
            <text:p><text:s text:c="3"/>73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3811" calcext:value-type="float">
            <text:p><text:s text:c="3"/>3,811</text:p>
          </table:table-cell>
          <table:table-cell table:style-name="ce106" office:value-type="float" office:value="3642" calcext:value-type="float">
            <text:p><text:s text:c="3"/>3,642</text:p>
          </table:table-cell>
          <table:table-cell table:style-name="ce106" office:value-type="float" office:value="169" calcext:value-type="float">
            <text:p><text:s text:c="3"/>16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573" calcext:value-type="float">
            <text:p><text:s text:c="3"/>3,573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06" office:value-type="float" office:value="151" calcext:value-type="float">
            <text:p><text:s text:c="3"/>151</text:p>
          </table:table-cell>
          <table:table-cell table:style-name="ce113" office:value-type="float" office:value="3767" calcext:value-type="float">
            <text:p><text:s text:c="3"/>3,767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1990" calcext:value-type="float">
            <text:p><text:s text:c="3"/>1,990</text:p>
          </table:table-cell>
          <table:table-cell table:style-name="ce107" office:value-type="float" office:value="1902" calcext:value-type="float">
            <text:p><text:s text:c="3"/>1,902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67" calcext:value-type="float">
            <text:p><text:s text:c="3"/>1,867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14" office:value-type="float" office:value="1967" calcext:value-type="float">
            <text:p><text:s text:c="3"/>1,96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821" calcext:value-type="float">
            <text:p><text:s text:c="3"/>1,821</text:p>
          </table:table-cell>
          <table:table-cell table:style-name="ce107" office:value-type="float" office:value="1740" calcext:value-type="float">
            <text:p><text:s text:c="3"/>1,740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06" calcext:value-type="float">
            <text:p><text:s text:c="3"/>1,706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16" office:value-type="float" office:value="1800" calcext:value-type="float">
            <text:p><text:s text:c="3"/>1,80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2" calcext:value-type="float">
            <text:p><text:s text:c="3"/>242</text:p>
          </table:table-cell>
          <table:table-cell table:style-name="ce110" office:value-type="float" office:value="234" calcext:value-type="float">
            <text:p><text:s text:c="3"/>23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23" calcext:value-type="float">
            <text:p><text:s text:c="3"/>22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40" calcext:value-type="float">
            <text:p><text:s text:c="3"/>24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1" calcext:value-type="float">
            <text:p><text:s text:c="3"/>111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5" calcext:value-type="float">
            <text:p><text:s text:c="3"/>10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11" calcext:value-type="float">
            <text:p><text:s text:c="3"/>11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8" calcext:value-type="float">
            <text:p><text:s text:c="3"/>298</text:p>
          </table:table-cell>
          <table:table-cell table:style-name="ce110" office:value-type="float" office:value="287" calcext:value-type="float">
            <text:p><text:s text:c="3"/>28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6" calcext:value-type="float">
            <text:p><text:s text:c="3"/>27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297" calcext:value-type="float">
            <text:p><text:s text:c="3"/>29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8" calcext:value-type="float">
            <text:p><text:s text:c="3"/>168</text:p>
          </table:table-cell>
          <table:table-cell table:style-name="ce111" office:value-type="float" office:value="164" calcext:value-type="float">
            <text:p><text:s text:c="3"/>16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62" calcext:value-type="float">
            <text:p><text:s text:c="3"/>262</text:p>
          </table:table-cell>
          <table:table-cell table:style-name="ce110" office:value-type="float" office:value="250" calcext:value-type="float">
            <text:p><text:s text:c="3"/>250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4" calcext:value-type="float">
            <text:p><text:s text:c="3"/>24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56" calcext:value-type="float">
            <text:p><text:s text:c="3"/>25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7" calcext:value-type="float">
            <text:p><text:s text:c="3"/>11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3" calcext:value-type="float">
            <text:p><text:s text:c="3"/>133</text:p>
          </table:table-cell>
          <table:table-cell table:style-name="ce111" office:value-type="float" office:value="128" calcext:value-type="float">
            <text:p><text:s text:c="3"/>12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32" calcext:value-type="float">
            <text:p><text:s text:c="3"/>932</text:p>
          </table:table-cell>
          <table:table-cell table:style-name="ce110" office:value-type="float" office:value="908" calcext:value-type="float">
            <text:p><text:s text:c="3"/>908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80" calcext:value-type="float">
            <text:p><text:s text:c="3"/>880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40" calcext:value-type="float">
            <text:p><text:s text:c="3"/>40</text:p>
          </table:table-cell>
          <table:table-cell table:style-name="ce117" office:value-type="float" office:value="922" calcext:value-type="float">
            <text:p><text:s text:c="3"/>92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62" calcext:value-type="float">
            <text:p><text:s text:c="3"/>462</text:p>
          </table:table-cell>
          <table:table-cell table:style-name="ce111" office:value-type="float" office:value="448" calcext:value-type="float">
            <text:p><text:s text:c="3"/>448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39" calcext:value-type="float">
            <text:p><text:s text:c="3"/>43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458" calcext:value-type="float">
            <text:p><text:s text:c="3"/>45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70" calcext:value-type="float">
            <text:p><text:s text:c="3"/>470</text:p>
          </table:table-cell>
          <table:table-cell table:style-name="ce111" office:value-type="float" office:value="460" calcext:value-type="float">
            <text:p><text:s text:c="3"/>460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1" calcext:value-type="float">
            <text:p><text:s text:c="3"/>44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19" office:value-type="float" office:value="464" calcext:value-type="float">
            <text:p><text:s text:c="3"/>46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5" calcext:value-type="float">
            <text:p><text:s text:c="3"/>255</text:p>
          </table:table-cell>
          <table:table-cell table:style-name="ce110" office:value-type="float" office:value="239" calcext:value-type="float">
            <text:p><text:s text:c="3"/>239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0" calcext:value-type="float">
            <text:p><text:s text:c="3"/>24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52" calcext:value-type="float">
            <text:p><text:s text:c="3"/>25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39" calcext:value-type="float">
            <text:p><text:s text:c="3"/>13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3" calcext:value-type="float">
            <text:p><text:s text:c="3"/>113</text:p>
          </table:table-cell>
          <table:table-cell table:style-name="ce111" office:value-type="float" office:value="108" calcext:value-type="float">
            <text:p><text:s text:c="3"/>10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13" calcext:value-type="float">
            <text:p><text:s text:c="3"/>11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14" calcext:value-type="float">
            <text:p><text:s text:c="3"/>314</text:p>
          </table:table-cell>
          <table:table-cell table:style-name="ce110" office:value-type="float" office:value="306" calcext:value-type="float">
            <text:p><text:s text:c="3"/>306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0" calcext:value-type="float">
            <text:p><text:s text:c="3"/>29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117" office:value-type="float" office:value="311" calcext:value-type="float">
            <text:p><text:s text:c="3"/>3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1" office:value-type="float" office:value="160" calcext:value-type="float">
            <text:p><text:s text:c="3"/>16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62" calcext:value-type="float">
            <text:p><text:s text:c="3"/>16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9" calcext:value-type="float">
            <text:p><text:s text:c="3"/>149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3" calcext:value-type="float">
            <text:p><text:s text:c="3"/>13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49" calcext:value-type="float">
            <text:p><text:s text:c="3"/>14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83" calcext:value-type="float">
            <text:p><text:s text:c="3"/>183</text:p>
          </table:table-cell>
          <table:table-cell table:style-name="ce110" office:value-type="float" office:value="176" calcext:value-type="float">
            <text:p><text:s text:c="3"/>176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17" office:value-type="float" office:value="180" calcext:value-type="float">
            <text:p><text:s text:c="3"/>18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1" office:value-type="float" office:value="94" calcext:value-type="float">
            <text:p><text:s text:c="3"/>9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6" calcext:value-type="float">
            <text:p><text:s text:c="3"/>9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98" calcext:value-type="float">
            <text:p><text:s text:c="3"/>9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1" office:value-type="float" office:value="82" calcext:value-type="float">
            <text:p><text:s text:c="3"/>8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82" calcext:value-type="float">
            <text:p><text:s text:c="3"/>8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80" calcext:value-type="float">
            <text:p><text:s text:c="3"/>380</text:p>
          </table:table-cell>
          <table:table-cell table:style-name="ce110" office:value-type="float" office:value="356" calcext:value-type="float">
            <text:p><text:s text:c="3"/>356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58" calcext:value-type="float">
            <text:p><text:s text:c="3"/>358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style-name="ce117" office:value-type="float" office:value="378" calcext:value-type="float">
            <text:p><text:s text:c="3"/>37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1" calcext:value-type="float">
            <text:p><text:s text:c="3"/>191</text:p>
          </table:table-cell>
          <table:table-cell table:style-name="ce111" office:value-type="float" office:value="183" calcext:value-type="float">
            <text:p><text:s text:c="3"/>183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8" calcext:value-type="float">
            <text:p><text:s text:c="3"/>17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90" calcext:value-type="float">
            <text:p><text:s text:c="3"/>19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9" calcext:value-type="float">
            <text:p><text:s text:c="3"/>189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0" calcext:value-type="float">
            <text:p><text:s text:c="3"/>1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88" calcext:value-type="float">
            <text:p><text:s text:c="3"/>18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4" calcext:value-type="float">
            <text:p><text:s text:c="3"/>94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8" calcext:value-type="float">
            <text:p><text:s text:c="3"/>8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94" calcext:value-type="float">
            <text:p><text:s text:c="3"/>9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75" calcext:value-type="float">
            <text:p><text:s text:c="3"/>175</text:p>
          </table:table-cell>
          <table:table-cell table:style-name="ce110" office:value-type="float" office:value="154" calcext:value-type="float">
            <text:p><text:s text:c="3"/>154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73" calcext:value-type="float">
            <text:p><text:s text:c="3"/>17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2" calcext:value-type="float">
            <text:p><text:s text:c="3"/>82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81" calcext:value-type="float">
            <text:p><text:s text:c="3"/>8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0" office:value-type="float" office:value="63" calcext:value-type="float">
            <text:p><text:s text:c="3"/>6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62" calcext:value-type="float">
            <text:p><text:s text:c="3"/>6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64" calcext:value-type="float">
            <text:p><text:s text:c="3"/>6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4" calcext:value-type="float">
            <text:p><text:s text:c="3"/>154</text:p>
          </table:table-cell>
          <table:table-cell table:style-name="ce110" office:value-type="float" office:value="146" calcext:value-type="float">
            <text:p><text:s text:c="3"/>146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1" calcext:value-type="float">
            <text:p><text:s text:c="3"/>14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153" calcext:value-type="float">
            <text:p><text:s text:c="3"/>15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2" calcext:value-type="float">
            <text:p><text:s text:c="3"/>82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5" calcext:value-type="float">
            <text:p><text:s text:c="3"/>7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81" calcext:value-type="float">
            <text:p><text:s text:c="3"/>8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2" calcext:value-type="float">
            <text:p><text:s text:c="3"/>72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6" calcext:value-type="float">
            <text:p><text:s text:c="3"/>6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2" calcext:value-type="float">
            <text:p><text:s text:c="3"/>7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1" calcext:value-type="float">
            <text:p><text:s text:c="3"/>291</text:p>
          </table:table-cell>
          <table:table-cell table:style-name="ce110" office:value-type="float" office:value="279" calcext:value-type="float">
            <text:p><text:s text:c="3"/>279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73" calcext:value-type="float">
            <text:p><text:s text:c="3"/>273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84" calcext:value-type="float">
            <text:p><text:s text:c="3"/>28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2" calcext:value-type="float">
            <text:p><text:s text:c="3"/>152</text:p>
          </table:table-cell>
          <table:table-cell table:style-name="ce111" office:value-type="float" office:value="146" calcext:value-type="float">
            <text:p><text:s text:c="3"/>14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1" calcext:value-type="float">
            <text:p><text:s text:c="3"/>14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50" calcext:value-type="float">
            <text:p><text:s text:c="3"/>15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9" calcext:value-type="float">
            <text:p><text:s text:c="3"/>139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2" calcext:value-type="float">
            <text:p><text:s text:c="3"/>13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7" calcext:value-type="float">
            <text:p><text:s text:c="3"/>167</text:p>
          </table:table-cell>
          <table:table-cell table:style-name="ce110" office:value-type="float" office:value="160" calcext:value-type="float">
            <text:p><text:s text:c="3"/>16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5" calcext:value-type="float">
            <text:p><text:s text:c="3"/>15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163" calcext:value-type="float">
            <text:p><text:s text:c="3"/>16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2" calcext:value-type="float">
            <text:p><text:s text:c="3"/>92</text:p>
          </table:table-cell>
          <table:table-cell table:style-name="ce111" office:value-type="float" office:value="88" calcext:value-type="float">
            <text:p><text:s text:c="3"/>8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8" calcext:value-type="float">
            <text:p><text:s text:c="3"/>8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5" calcext:value-type="float">
            <text:p><text:s text:c="3"/>75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6" calcext:value-type="float">
            <text:p><text:s text:c="3"/>8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92" calcext:value-type="float">
            <text:p><text:s text:c="3"/>92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35" calcext:value-type="float">
            <text:p><text:s text:c="3"/>3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82" calcext:value-type="float">
            <text:p><text:s text:c="3"/>8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83" calcext:value-type="float">
            <text:p><text:s text:c="3"/>8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5" calcext:value-type="float">
            <text:p><text:s text:c="3"/>35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8" calcext:value-type="float">
            <text:p><text:s text:c="3"/>4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9" calcext:value-type="float">
            <text:p><text:s text:c="3"/>9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9" calcext:value-type="float">
            <text:p><text:s text:c="3"/>9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3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